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adc" officeooo:paragraph-rsid="00102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ur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1:51:13.090866900</meta:creation-date>
    <dc:date>2017-03-24T11:51:36.960739253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5.1.6.2$Linux_X86_64 LibreOffice_project/10m0$Build-2</meta:generator>
  </office:meta>
</office:document-meta>
</file>